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8e48" officeooo:paragraph-rsid="00368e48"/>
    </style:style>
    <style:style style:name="P2" style:family="paragraph" style:parent-style-name="Heading_20_3">
      <style:paragraph-properties fo:margin-top="0.25cm" fo:margin-bottom="0.101cm" loext:contextual-spacing="false"/>
    </style:style>
    <style:style style:name="P3" style:family="paragraph" style:parent-style-name="Heading_20_3">
      <style:paragraph-properties fo:margin-top="0.25cm" fo:margin-bottom="0cm" loext:contextual-spacing="false"/>
    </style:style>
    <style:style style:name="P4" style:family="paragraph" style:parent-style-name="Heading_20_1" style:master-page-name="Right_20_Page">
      <style:paragraph-properties style:page-number="auto"/>
      <style:text-properties officeooo:rsid="00368e48" officeooo:paragraph-rsid="00368e48"/>
    </style:style>
    <style:style style:name="T1" style:family="text">
      <style:text-properties officeooo:rsid="002cbcec"/>
    </style:style>
    <style:style style:name="T2" style:family="text">
      <style:text-properties officeooo:rsid="00379c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Man On The Moon</text:h>
      <text:p text:style-name="Heading_20_2">(<text:span text:style-name="T1">R.E.M.</text:span>)</text:p>
      <text:p text:style-name="Heading_20_3">[INTRO]</text:p>
      <text:p text:style-name="P1">C D C C x2</text:p>
      <text:p text:style-name="Heading_20_3">[VERSE 1]</text:p>
      <text:p text:style-name="P1">C <text:s text:c="22"/>D <text:s text:c="11"/>C</text:p>
      <text:p text:style-name="P1">Mott the Hoople and the game of Life (Yeah x4)</text:p>
      <text:p text:style-name="P1">C <text:s text:c="18"/>D <text:s text:c="15"/>C</text:p>
      <text:p text:style-name="P1">Andy Kaufman in the wrestling match (Yeah x4)</text:p>
      <text:p text:style-name="P1">C <text:s text:c="20"/>D <text:s text:c="19"/>C</text:p>
      <text:p text:style-name="P1">Monopoly, Twenty-one, Checkers, and Chess (Yeah x4)</text:p>
      <text:p text:style-name="P1">C <text:s text:c="23"/>D <text:s text:c="14"/>C</text:p>
      <text:p text:style-name="P1">Mister Fred Blassie in a breakfast mess (Yeah x4)</text:p>
      <text:p text:style-name="P1">C <text:s text:c="18"/>D <text:s text:c="15"/>C</text:p>
      <text:p text:style-name="P1">Let's play Twister, let's play Risk (Yeah x4)</text:p>
      <text:p text:style-name="P1">C <text:s text:c="20"/>D <text:s text:c="13"/>C</text:p>
      <text:p text:style-name="P1">See you heaven if you make the list (Yeah x4)</text:p>
      <text:p text:style-name="Heading_20_3">[CHORUS]</text:p>
      <text:p text:style-name="P1"><text:s text:c="5"/>Am <text:s text:c="26"/>G</text:p>
      <text:p text:style-name="P1">Now, Andy did you hear about this one?</text:p>
      <text:p text:style-name="P1">Am <text:s text:c="28"/>G</text:p>
      <text:p text:style-name="P1">Tell me, are you locked in the punch?</text:p>
      <text:p text:style-name="P1">Am <text:s text:c="21"/>G <text:s text:c="5"/></text:p>
      <text:p text:style-name="P1">Andy are you goofing on Elvis? </text:p>
      <text:p text:style-name="P1"><text:s text:c="4"/>C <text:s text:c="3"/>D</text:p>
      <text:p text:style-name="P1">Hey baby, <text:s/>Are we losing touch?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Bm <text:s text:c="4"/>Am <text:s text:c="5"/></text:p>
      <text:p text:style-name="P1">If you believe there's nothing up his sleeve, </text:p>
      <text:p text:style-name="P1"/>
      <text:p text:style-name="P1">then nothing is cool.</text:p>
      <text:p text:style-name="P2"><text:soft-page-break/>[VERSE 2]</text:p>
      <text:p text:style-name="P1">C <text:s text:c="26"/>D <text:s text:c="13"/>C</text:p>
      <text:p text:style-name="P1">Moses went walking with the staff of wood (Yeah x4)</text:p>
      <text:p text:style-name="P1">C <text:s text:c="23"/>D <text:s text:c="10"/>C</text:p>
      <text:p text:style-name="P1">Newton got beaned by the apple good (Yeah x4)</text:p>
      <text:p text:style-name="P1">C <text:s text:c="24"/>D <text:s text:c="12"/>C</text:p>
      <text:p text:style-name="P1">Egypt was troubled by the horrible asp (Yeah x4)</text:p>
      <text:p text:style-name="P1">C <text:s text:c="28"/>D <text:s text:c="11"/>C</text:p>
      <text:p text:style-name="P1">Mister Charles Darwin had the gall to ask (Yeah x4)</text:p>
      <text:p text:style-name="P3">[CHORUS]</text:p>
      <text:p text:style-name="P1"><text:s text:c="5"/>Am <text:s text:c="26"/>G</text:p>
      <text:p text:style-name="P1">Now, Andy did you hear about this one?</text:p>
      <text:p text:style-name="P1">Am <text:s text:c="28"/>G</text:p>
      <text:p text:style-name="P1">Tell me, are you locked in the punch?</text:p>
      <text:p text:style-name="P1">Am <text:s text:c="21"/>G <text:s text:c="5"/></text:p>
      <text:p text:style-name="P1">Andy are you goofing on Elvis? </text:p>
      <text:p text:style-name="P1"><text:s text:c="5"/>C <text:s text:c="2"/>D</text:p>
      <text:p text:style-name="P1">Hey baby, <text:s/>Are you having fun?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Bm <text:s text:c="4"/>Am</text:p>
      <text:p text:style-name="P1">If you believe there's nothing up his sleeve, </text:p>
      <text:p text:style-name="P1"/>
      <text:p text:style-name="P1">then nothing is cool.</text:p>
      <text:p text:style-name="P2">[INSTRUMENTAL]</text:p>
      <text:p text:style-name="P1">Em D Em D Em D D</text:p>
      <text:p text:style-name="P3">[VERSE 3]</text:p>
      <text:p text:style-name="P1">C <text:s text:c="27"/>D <text:s text:c="14"/>C</text:p>
      <text:p text:style-name="P1">Here's a little agit for the never-believer (Yeah x4)</text:p>
      <text:p text:style-name="P1">C <text:s text:c="28"/>D <text:s text:c="8"/>C</text:p>
      <text:p text:style-name="P1">Here's a little ghost for the offering (Yeah x4)</text:p>
      <text:p text:style-name="P1">C <text:s text:c="24"/>D <text:s text:c="18"/>C</text:p>
      <text:p text:style-name="P1">Here's a truck stop instead of Saint Peter's (Yeah x4)</text:p>
      <text:p text:style-name="P1">C <text:s text:c="25"/>D <text:s text:c="9"/>C</text:p>
      <text:p text:style-name="P1">Mister Andy Kaufman's gone wrestling (Yeah x4)</text:p>
      <text:p text:style-name="Heading_20_3"><text:soft-page-break/>[CHORUS]</text:p>
      <text:p text:style-name="P1"><text:s text:c="5"/>Am <text:s text:c="26"/>G</text:p>
      <text:p text:style-name="P1">Now, Andy did you hear about this one?</text:p>
      <text:p text:style-name="P1">Am <text:s text:c="28"/>G</text:p>
      <text:p text:style-name="P1">Tell me, are you locked in the punch?</text:p>
      <text:p text:style-name="P1">Am <text:s text:c="21"/>G <text:s text:c="5"/></text:p>
      <text:p text:style-name="P1">Andy are you goofing on Elvis, </text:p>
      <text:p text:style-name="P1"><text:s text:c="4"/>C <text:s text:c="3"/>D</text:p>
      <text:p text:style-name="P1">hey baby, are we losing touch?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Bm <text:s text:c="4"/>Am <text:s text:c="5"/></text:p>
      <text:p text:style-name="P1">If you believe there's nothing up his sleeve, </text:p>
      <text:p text:style-name="P1"><text:s/></text:p>
      <text:p text:style-name="P1">then nothing is cool.</text:p>
      <text:p text:style-name="Heading_20_3">[INSTRUMENTAL]</text:p>
      <text:p text:style-name="P1">Em D Em D Em D D</text:p>
      <text:p text:style-name="Heading_20_3">[OUTRO] <text:s text:c="2"/>x3</text:p>
      <text:p text:style-name="P1">G <text:s text:c="5"/>Am <text:s text:c="5"/>C <text:s text:c="9"/>D <text:s text:c="9"/>G <text:s text:c="4"/></text:p>
      <text:p text:style-name="P1">If you believe they put a man on the moon, </text:p>
      <text:p text:style-name="P1">Am <text:s text:c="8"/>D</text:p>
      <text:p text:style-name="P1">man on the moon.</text:p>
      <text:p text:style-name="P1">G <text:s text:c="5"/>Am <text:s text:c="5"/>C <text:s text:c="14"/>Bm <text:s text:c="4"/>Am <text:s text:c="5"/></text:p>
      <text:p text:style-name="P1">If you believe there's nothing up his sleeve, </text:p>
      <text:p text:style-name="P1"><text:s/></text:p>
      <text:p text:style-name="P1">then nothing is co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5M27S</meta:editing-duration>
    <meta:editing-cycles>41</meta:editing-cycles>
    <meta:generator>LibreOffice/6.0.1.1$MacOSX_X86_64 LibreOffice_project/60bfb1526849283ce2491346ed2aa51c465abfe6</meta:generator>
    <dc:title>Lyrics + Chords</dc:title>
    <dc:date>2018-02-16T13:45:08.366041803</dc:date>
    <meta:print-date>2017-04-03T12:23:29.985893000</meta:print-date>
    <meta:document-statistic meta:table-count="0" meta:image-count="0" meta:object-count="0" meta:page-count="3" meta:paragraph-count="97" meta:word-count="465" meta:character-count="3055" meta:non-whitespace-character-count="158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